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text-properties fo:font-style="italic" fo:font-weight="bold" style:font-style-asian="italic" style:font-weight-asian="bold" style:font-style-complex="italic" style:font-weight-complex="bold"/>
    </style:style>
    <style:style style:name="P6" style:family="paragraph" style:parent-style-name="Text_20_body" style:list-style-name="L5"/>
    <style:style style:name="P7" style:family="paragraph" style:parent-style-name="Text_20_body" style:list-style-name="L5">
      <style:text-properties fo:font-weight="bold" style:font-weight-asian="bold" style:font-weight-complex="bold"/>
    </style:style>
    <style:style style:name="P8" style:family="paragraph" style:parent-style-name="Text_20_body" style:list-style-name="L9">
      <style:text-properties fo:font-weight="bold" style:font-weight-asian="bold" style:font-weight-complex="bold"/>
    </style:style>
    <style:style style:name="P9" style:family="paragraph" style:parent-style-name="Text_20_body" style:list-style-name="L5">
      <style:text-properties fo:font-weight="normal" style:font-weight-asian="normal" style:font-weight-complex="normal"/>
    </style:style>
    <style:style style:name="P10" style:family="paragraph" style:parent-style-name="Text_20_body" style:list-style-name="L9">
      <style:text-properties fo:font-weight="normal" style:font-weight-asian="normal" style:font-weight-complex="normal"/>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1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8993694031" text:style-name="L1">
        <text:list-item>
          <text:p text:style-name="P2">Process glider data in real time. Either from</text:p>
          <text:list>
            <text:list-item>
              <text:p text:style-name="P2">Native Slocum data format: binary data (sbd, mbd, dbd and tbd, nbd, ebd), surface logs and operational parameters.</text:p>
            </text:list-item>
            <text:list-item>
              <text:p text:style-name="P2">ASCII Converted Slocum data format: ascii data and helper loaders.</text:p>
            </text:list-item>
            <text:list-item>
              <text:p text:style-name="P2">NetCDF version of the above data.</text:p>
            </text:list-item>
          </text:list>
        </text:list-item>
        <text:list-item>
          <text:p text:style-name="P2">Process glider data in delayed time.</text:p>
        </text:list-item>
      </text:list>
      <text:h text:style-name="P16"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2141767327" text:style-name="L2">
        <text:list-item>
          <text:p text:style-name="P3">Struct with metadata and data fields</text:p>
          <text:list>
            <text:list-item>
              <text:p text:style-name="P3">data field is a struct with a time serie field for each sensor or variable. It is convertible to a tabular view of the data with struct2array. The reverse conversion is possible with the composition of num2cell and cell2struct.</text:p>
            </text:list-item>
            <text:list-item>
              <text:p text:style-name="P3">metadata field is a struct whith fields describing the above dataset.</text:p>
              <text:list>
                <text:list-item>
                  <text:p text:style-name="P3">The <text:span text:style-name="T1">sources</text:span> field contains a list of the original files the data comes from.</text:p>
                </text:list-item>
                <text:list-item>
                  <text:p text:style-name="P3">The <text:span text:style-name="T1">sensors</text:span><text:span text:style-name="T2">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3"><text:soft-page-break/><text:span text:style-name="T2">The </text:span><text:span text:style-name="T1">units</text:span><text:span text:style-name="T2"> field contains a list of the units of measurement for each sensor. For raw </text:span><text:span text:style-name="T2">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1306878374" text:style-name="L3">
        <text:list-item>
          <text:p text:style-name="P4">Glider name.</text:p>
          <text:p text:style-name="P4">It was in deployment info in json file.</text:p>
          <text:p text:style-name="P4">It is platform name from data base.</text:p>
          <text:p text:style-name="P4">Used across processing chain:</text:p>
          <text:list>
            <text:list-item>
              <text:p text:style-name="P4">When creating base path for glider deployment/mission data directory tree as constant expression from variable initialized with deployment struct member.</text:p>
            </text:list-item>
            <text:list-item>
              <text:p text:style-name="P4">In function downloading dockserver files (should match internal glider name) as input argument from variable initialized with deployment struct member.</text:p>
            </text:list-item>
            <text:list-item>
              <text:p text:style-name="P4">In function generating NetCDF files when initializing file name as constant expression from input argument initialized from member of deployment struct (also passed as input argument)</text:p>
            </text:list-item>
          </text:list>
        </text:list-item>
        <text:list-item>
          <text:p text:style-name="P4">Deployment/mission name.</text:p>
          <text:p text:style-name="P4">It was in deployment info in json file.</text:p>
          <text:p text:style-name="P4">?? It is deployment name from data base.</text:p>
          <text:p text:style-name="P4">Used:</text:p>
          <text:list>
            <text:list-item>
              <text:p text:style-name="P4">When creating base path for glider deployment/mission data directory tree as constant expression from deployment struct member.</text:p>
            </text:list-item>
            <text:list-item>
              <text:p text:style-name="P4">When creating base path for glider deployment/mission images as constant expression from deployment struct member.</text:p>
            </text:list-item>
          </text:list>
        </text:list-item>
        <text:list-item>
          <text:p text:style-name="P4">Dockserver parameters: url (ip), user and password.</text:p>
          <text:p text:style-name="P4">It was in glider configuration file.</text:p>
          <text:p text:style-name="P4">Used in function downloading files from dockserver from deployment structure passed as input argument.</text:p>
        </text:list-item>
        <text:list-item>
          <text:p text:style-name="P4">Deployment data root (a.k.a. ${BASE_PATH}).</text:p>
          <text:p text:style-name="P4">It was hard coded in main script as default value (or config file or json file but it does no seem to be there) and assigned to deployment struct member.</text:p>
          <text:p text:style-name="P4">Used:</text:p>
          <text:list>
            <text:list-item>
              <text:p text:style-name="P4">When creating base glider deployment/mission directory tree.</text:p>
            </text:list-item>
            <text:list-item>
              <text:p text:style-name="P4">In function downloading files from dockserver from deployment structure passed as</text:p>
            </text:list-item>
            <text:list-item>
              <text:p text:style-name="P4">In function generating NetCDF files from deployment structure passed as input argument.</text:p>
            </text:list-item>
          </text:list>
        </text:list-item>
        <text:list-item>
          <text:p text:style-name="P4">Names for glider subdirectory tree:<text:line-break/>${BASE_PATH}/${GLIDER}/${DEPLOYMENT}/{binary,ascii,log,mat,netcdf}</text:p>
          <text:p text:style-name="P4">It was in configuration section in main script and also hard coded in function downloading <text:soft-page-break/>files from dockserver.</text:p>
          <text:p text:style-name="P4">Used:</text:p>
          <text:list>
            <text:list-item>
              <text:p text:style-name="P4">In function downloading files from dockserver (target directories for binary and log files) from hard coded directory names and deployment struct member dataRoot.</text:p>
            </text:list-item>
            <text:list-item>
              <text:p text:style-name="P4">Input arguments of function converting binary files to ascii.</text:p>
            </text:list-item>
            <text:list-item>
              <text:p text:style-name="P4">In function generating NetCDF files when initializing local file name as constant expression from hard coded string literal.</text:p>
            </text:list-item>
          </text:list>
        </text:list-item>
        <text:list-item>
          <text:p text:style-name="P4">Deployment start and end date:</text:p>
          <text:p text:style-name="P4">It was in deployment info in json file.</text:p>
          <text:p text:style-name="P4">It is initial date and end date from data base.</text:p>
          <text:p text:style-name="P4">Used:</text:p>
          <text:list>
            <text:list-item>
              <text:p text:style-name="P4">In function downloading files from dockserver from deployment structure passed as input argument.</text:p>
            </text:list-item>
            <text:list-item>
              <text:p text:style-name="P4">In function converting binary files to m-loaders when initializing the period input argument used to convert only the files that belong to the deployment.</text:p>
            </text:list-item>
            <text:list-item>
              <text:p text:style-name="P4">In function loading glider data from m-loaders when initializing the period input argument used to load only the files that belong to the deployment.</text:p>
            </text:list-item>
            <text:list-item>
              <text:p text:style-name="P4">In function generating NetCDF files when initializing file name as constant expression from deployment structure passed as input argument</text:p>
            </text:list-item>
          </text:list>
        </text:list-item>
        <text:list-item>
          <text:p text:style-name="P4">Directory for configuration files.</text:p>
          <text:p text:style-name="P4">It was in configuration section in main script.</text:p>
          <text:p text:style-name="P4">Used:</text:p>
          <text:list>
            <text:list-item>
              <text:p text:style-name="P4">As base path for glider configuration files</text:p>
            </text:list-item>
            <text:list-item>
              <text:p text:style-name="P4">As base path for sensor filter file passed to binary data conversion function.</text:p>
            </text:list-item>
          </text:list>
        </text:list-item>
        <text:list-item>
          <text:p text:style-name="P4">Sensor filter configuration file full name.</text:p>
          <text:p text:style-name="P4">It was hard coded in binary conversion function call (builded from configuration directory option and hard coded file name).</text:p>
        </text:list-item>
        <text:list-item>
          <text:p text:style-name="P4">Deployment initial location</text:p>
          <text:p text:style-name="P4">It is inferred from data.</text:p>
          <text:p text:style-name="P4">Used:</text:p>
          <text:list>
            <text:list-item>
              <text:p text:style-name="P4">As global atribute for NetCDF files in genRawGliderNcFile.</text:p>
            </text:list-item>
          </text:list>
        </text:list-item>
        <text:list-item>
          <text:p text:style-name="P4">Processing options: scientific time filling, pressure filtering.</text:p>
          <text:p text:style-name="P4">Set in processing options struct in configuration section of main script.</text:p>
          <text:p text:style-name="P4">Used:</text:p>
          <text:list>
            <text:list-item>
              <text:p text:style-name="P4">In function processing glider data from struct passed as input argument.</text:p>
            </text:list-item>
          </text:list>
        </text:list-item>
        <text:list-item>
          <text:p text:style-name="P4">Default pitch value when pitch sensor is missing.</text:p>
          <text:p text:style-name="P4">Hardcoded in processGliderData.</text:p>
        </text:list-item>
        <text:list-item>
          <text:p text:style-name="P4"><text:soft-page-break/>Desynchronized data time threshold.</text:p>
          <text:p text:style-name="P4">Hardcoded in processGliderData.</text:p>
        </text:list-item>
        <text:list-item>
          <text:p text:style-name="P4">Profile maximum relative depth gap and profile minimum depth range.</text:p>
          <text:p text:style-name="P4">Hardcoded in findProfiles.</text:p>
        </text:list-item>
        <text:list-item>
          <text:p text:style-name="P4">Processing options: temperature and conductivity sensor lag correction.</text:p>
          <text:p text:style-name="P4">Encoded in string field of processing options struct in configuration section of main script as 'T' and 'C'.</text:p>
          <text:p text:style-name="P4">Used:</text:p>
          <text:list>
            <text:list-item>
              <text:p text:style-name="P4">In function processing glider data after parsing string field in options struct passed as input argument.</text:p>
            </text:list-item>
          </text:list>
        </text:list-item>
        <text:list-item>
          <text:p text:style-name="P4">Processing options: salinity thermal lag correction.</text:p>
          <text:p text:style-name="P4">Encoded in string field of processing options struct in configuration section of main script as 'TH'.</text:p>
          <text:p text:style-name="P4">Used:</text:p>
          <text:list>
            <text:list-item>
              <text:p text:style-name="P4">In function processing glider data after parsing string field in options struct passed as input argument.</text:p>
            </text:list-item>
          </text:list>
        </text:list-item>
        <text:list-item>
          <text:p text:style-name="P4">Default minimization options.</text:p>
          <text:p text:style-name="P4">Coded in static function buildMinizationOptions.</text:p>
          <text:p text:style-name="P4">Used:</text:p>
          <text:list>
            <text:list-item>
              <text:p text:style-name="P4">In function estimating sensor lag parameter when initializing local variable.</text:p>
            </text:list-item>
            <text:list-item>
              <text:p text:style-name="P4">In function estimating thermal lag parameter when initializing local variable.</text:p>
            </text:list-item>
          </text:list>
        </text:list-item>
        <text:list-item>
          <text:p text:style-name="P4">Variables to be gridded.</text:p>
          <text:p text:style-name="P4">Hard coded in glider data gridding function.</text:p>
          <text:p text:style-name="P4">Used:</text:p>
          <text:list>
            <text:list-item>
              <text:p text:style-name="P4">In glider data gridding function.</text:p>
            </text:list-item>
          </text:list>
        </text:list-item>
        <text:list-item>
          <text:p text:style-name="P4"/>
        </text:list-item>
      </text:list>
      <text:h text:style-name="Heading_20_2" text:outline-level="2">Comments on relevant functions</text:h>
      <text:list xml:id="list446976340" text:style-name="L4">
        <text:list-item>
          <text:p text:style-name="P5">GetDeploymentsRemotely:</text:p>
        </text:list-item>
      </text:list>
      <text:list xml:id="list1767888433" text:style-name="L5">
        <text:list-header>
          <text:p text:style-name="P6">Get active deployment list from Gapp URL and parse the JSON output to a structure containing deployment parameters and tracking data from the surface logs.</text:p>
        </text:list-header>
      </text:list>
      <text:list xml:id="list1648733390" text:continue-list="list446976340" text:style-name="L4">
        <text:list-item>
          <text:p text:style-name="P5">ConvertSlocumBinaries:</text:p>
        </text:list-item>
      </text:list>
      <text:list xml:id="list1174830814" text:continue-list="list1767888433" text:style-name="L5">
        <text:list-header>
          <text:p text:style-name="P6">Convert binary data to m-files and dat-files using executables provided by manufacturer.</text:p>
          <text:p text:style-name="P6">To perform the conversion, the binary files are copied to a temporary file which is removed later.</text:p>
          <text:p text:style-name="P6">If there are both scientific and navigation files, the conversion is performed based on the scientific ones, trying to merge them with the appropiate navigation file.</text:p>
          <text:list>
            <text:list-item>
              <text:p text:style-name="P6">How to associate a navigation file for each segment scientific file?</text:p>
              <text:list>
                <text:list-item>
                  <text:p text:style-name="P6"><text:soft-page-break/>Currently the most extensive is choosen.</text:p>
                </text:list-item>
              </text:list>
            </text:list-item>
            <text:list-item>
              <text:p text:style-name="P6">What happens when there are several scientific files but only one navigation file for a segment?</text:p>
              <text:list>
                <text:list-item>
                  <text:p text:style-name="P6">This is the worst case. Since the binary that converts from ascii data to m-loaders sets the names of the files based on the name of the navigation file (probably from the <text:tab/>)</text:p>
                </text:list-item>
              </text:list>
            </text:list-item>
            <text:list-item>
              <text:p text:style-name="P6">What happens when there is a navigation file but no scientific file for this segment?</text:p>
              <text:list>
                <text:list-item>
                  <text:p text:style-name="P6">It is silently ignored.</text:p>
                </text:list-item>
              </text:list>
            </text:list-item>
            <text:list-item>
              <text:p text:style-name="P6">What happens when there is a scientific file but no navigation file for this segment?</text:p>
              <text:list>
                <text:list-item>
                  <text:p text:style-name="P6">It is ignored printing an error message.</text:p>
                </text:list-item>
              </text:list>
            </text:list-item>
          </text:list>
        </text:list-header>
      </text:list>
      <text:list xml:id="list1653215807" text:continue-list="list1648733390" text:style-name="L4">
        <text:list-item>
          <text:p text:style-name="P5">LoadTransectData:</text:p>
        </text:list-item>
      </text:list>
      <text:list xml:id="list1917196403" text:continue-list="list1174830814" text:style-name="L5">
        <text:list-header>
          <text:p text:style-name="P6">Load data segment by segment and merge it in a single structure with a source list field, a tabular data field and sensor column fields.</text:p>
          <text:p text:style-name="P6">Input may be a list of m-loaders or a directory of m-loaders.</text:p>
        </text:list-header>
      </text:list>
      <text:list xml:id="list321435329" text:continue-list="list1653215807" text:style-name="L4">
        <text:list-item>
          <text:p text:style-name="P5">ProcessGliderData:</text:p>
        </text:list-item>
      </text:list>
      <text:list xml:id="list1225256685" text:continue-list="list1917196403" text:style-name="L5">
        <text:list-header>
          <text:p text:style-name="P6">Main processing function to generate filtered time series for each sensor.</text:p>
          <text:p text:style-name="P6">Converts a tabular oriented structure to a structure of time series. This struct has the following fields (some of them may be missing):</text:p>
        </text:list-header>
      </text:list>
      <text:section text:style-name="Sect1" text:name="Secció2">
        <text:list xml:id="list2002250248" text:continue-numbering="true" text:style-name="L5">
          <text:list-item>
            <text:list>
              <text:list-item>
                <text:p text:style-name="P6"><text:span text:style-name="T1">navTime</text:span> and <text:span text:style-name="T1">sciTime</text:span></text:p>
              </text:list-item>
              <text:list-item>
                <text:p text:style-name="P6"><text:span text:style-name="T1">latitude</text:span> and <text:span text:style-name="T1">longitude</text:span></text:p>
              </text:list-item>
              <text:list-item>
                <text:p text:style-name="P7">pitch</text:p>
              </text:list-item>
              <text:list-item>
                <text:p text:style-name="P6"><text:span text:style-name="T1">conductivity</text:span>, <text:span text:style-name="T1">temperature</text:span> and <text:span text:style-name="T1">pressure</text:span>: ctd readings.</text:p>
              </text:list-item>
              <text:list-item>
                <text:p text:style-name="P6"><text:span text:style-name="T1">chlorophyll</text:span> and <text:span text:style-name="T1">turbidity</text:span>: <text:s/>fluorescence and turibitdy sensor readings.</text:p>
              </text:list-item>
              <text:list-item>
                <text:p text:style-name="P6"><text:span text:style-name="T1">oxygen</text:span> and <text:span text:style-name="T1">oxygen_</text:span><text:span text:style-name="T1">saturation</text:span>: oxygen sensor readings.</text:p>
              </text:list-item>
              <text:list-item>
                <text:p text:style-name="P6"><text:span text:style-name="T1">DistanceOverGround</text:span>: cumulated horizontal distance travelled.</text:p>
              </text:list-item>
              <text:list-item>
                <text:p text:style-name="P6"><text:span text:style-name="T1">salinity</text:span>, <text:span text:style-name="T1">density</text:span> and <text:span text:style-name="T1">depth</text:span>: derived from ctd data.</text:p>
              </text:list-item>
              <text:list-item>
                <text:p text:style-name="P6"><text:span text:style-name="T1">continuousDepth</text:span>: depth sequence without gaps.</text:p>
              </text:list-item>
              <text:list-item>
                <text:p text:style-name="P6"><text:span text:style-name="T1">profile_index</text:span>: index identifying a valid profile ()</text:p>
              </text:list-item>
              <text:list-item>
                <text:p text:style-name="P6"><text:span text:style-name="T1">Tcor</text:span> and <text:span text:style-name="T1">Ccor</text:span>: Sensor lag corrected temperature and conductivity sequences.</text:p>
              </text:list-item>
              <text:list-item>
                <text:p text:style-name="P9"><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9">timeseries: list of field names corresponding to a sequence of measurements.</text:p>
              </text:list-item>
              <text:list-item>
                <text:p text:style-name="P9">correctionParams: thermal lag correction parameters applied.</text:p>
              </text:list-item>
              <text:list-item>
                <text:p text:style-name="P9">waterInfo: water velocity information.</text:p>
              </text:list-item>
            </text:list>
          </text:list-item>
        </text:list>
      </text:section>
      <text:list xml:id="list2155223432" text:continue-numbering="true" text:style-name="L5">
        <text:list-header>
          <text:p text:style-name="P6">First do some preliminary regularization, selecting a time coordinate, interpolating spatial coordinates (latitude, longitude, and optionally pitch and depth) over selected time and <text:soft-page-break/>optionally filtering badly referenced data. After that generate time series for the desired sensors and derived quantities. This is the detailed outline:</text:p>
          <text:list text:continue-numbering="true">
            <text:list-item>
              <text:p text:style-name="P6">Select time coordinate and valid values:</text:p>
              <text:list>
                <text:list-item>
                  <text:p text:style-name="P6">m_present_time &lt; sci_m_present_time &lt; x</text:p>
                </text:list-item>
              </text:list>
            </text:list-item>
            <text:list-item>
              <text:p text:style-name="P9">Select time-regular (no gaps) space position coordinates (latitude and longitude, and optionally depth and pitch):</text:p>
              <text:list>
                <text:list-item>
                  <text:p text:style-name="P9">m_gps_{lat,lon} &lt; m_{lat,lon}</text:p>
                </text:list-item>
                <text:list-item>
                  <text:p text:style-name="P9">m_depth</text:p>
                </text:list-item>
                <text:list-item>
                  <text:p text:style-name="P9">m_pitch</text:p>
                  <text:list>
                    <text:list-item>
                      <text:p text:style-name="P9">Interpolate them over time if needed.</text:p>
                    </text:list-item>
                  </text:list>
                </text:list-item>
              </text:list>
            </text:list-item>
            <text:list-item>
              <text:p text:style-name="P9">Discard data with no spatio-temporal reference.</text:p>
              <text:p text:style-name="P9">All records with missing time, lat or lon coordinates are discarded.</text:p>
            </text:list-item>
            <text:list-item>
              <text:p text:style-name="P6">Select navigation time <text:span text:style-name="T1">navTime</text:span> previously selected time coordinate.</text:p>
            </text:list-item>
            <text:list-item>
              <text:p text:style-name="P6">Select scientific time <text:span text:style-name="T1">sciTime</text:span> from available sensors.</text:p>
              <text:p text:style-name="P6">sci_m_present_time &lt; sci_ctd41cp_timestamp &lt; <text:span text:style-name="T1">navTime</text:span></text:p>
              <text:list>
                <text:list-item>
                  <text:p text:style-name="P6">If scientific time filling option enabled, interpolate over <text:span text:style-name="T1">navTime</text:span> on missing values.</text:p>
                </text:list-item>
              </text:list>
            </text:list-item>
            <text:list-item>
              <text:p text:style-name="P6">Select trajectory coordintes <text:span text:style-name="T1">latitude</text:span> and <text:span text:style-name="T1">longitude</text:span> as previously selected spatial coordinates.</text:p>
            </text:list-item>
            <text:list-item>
              <text:p text:style-name="P6">Find transect time boundaries if commanded waypoints are present (otherwise all deployment is a big transect).</text:p>
            </text:list-item>
            <text:list-item>
              <text:p text:style-name="P6">Select <text:span text:style-name="T1">pitch</text:span> if pitch sensor present otherwise set it to default value.</text:p>
            </text:list-item>
            <text:list-item>
              <text:p text:style-name="P6">Select <text:span text:style-name="T1">conductivity</text:span>, <text:span text:style-name="T1">temperature</text:span> and <text:span text:style-name="T1">pressure</text:span> sensors (ctd).</text:p>
              <text:p text:style-name="P6">sci_water_{cond,temp,pressure} &lt; m_water_{cond,temp,pressure}</text:p>
              <text:list>
                <text:list-item>
                  <text:p text:style-name="P6">In both cases convert pressure to decibars</text:p>
                </text:list-item>
              </text:list>
            </text:list-item>
            <text:list-item>
              <text:p text:style-name="P6">Select <text:span text:style-name="T1">chlorophyll</text:span> and <text:span text:style-name="T1">turbidity</text:span> sensors.</text:p>
              <text:p text:style-name="P6">sci_flntu_{chlor,turb}_units</text:p>
            </text:list-item>
            <text:list-item>
              <text:p text:style-name="P6">Select <text:span text:style-name="T1">oxygen</text:span> and <text:span text:style-name="T1">oxygen_saturation</text:span> sensors.</text:p>
              <text:p text:style-name="P6">sci_oxy3835_{oxygen,saturation}</text:p>
            </text:list-item>
            <text:list-item>
              <text:p text:style-name="P6">Select water velocity and dead reckoning state information.</text:p>
              <text:p text:style-name="P6">m_final_water_{vx,vy} x_dr_state</text:p>
            </text:list-item>
            <text:list-item>
              <text:p text:style-name="P6">Compute <text:span text:style-name="T1">distanceOverGround</text:span><text:span text:style-name="T2"> (linear distance travelled by the glider in km) using selected latitude and longitude coordinates and m_lldist.</text:span></text:p>
            </text:list-item>
            <text:list-item>
              <text:p text:style-name="P6"><text:span text:style-name="T2">Filter </text:span><text:span text:style-name="T1">pressure</text:span><text:span text:style-name="T2"> if available and option enabled.</text:span></text:p>
            </text:list-item>
            <text:list-item>
              <text:p text:style-name="P6"><text:span text:style-name="T2">Use seawater library to compute </text:span><text:span text:style-name="T1">depth</text:span><text:span text:style-name="T2">, </text:span><text:span text:style-name="T1">salinity</text:span><text:span text:style-name="T2"> and </text:span><text:span text:style-name="T1">density</text:span><text:span text:style-name="T2"> from ctd measurements (</text:span><text:span text:style-name="T1">conductivity</text:span><text:span text:style-name="T2">, </text:span><text:span text:style-name="T1">temperature</text:span><text:span text:style-name="T2"> and </text:span><text:span text:style-name="T1">pressure</text:span><text:span text:style-name="T2">).</text:span></text:p>
            </text:list-item>
            <text:list-item>
              <text:p text:style-name="P9">Check for desynchronized data if both times present and remove it if option enabled.</text:p>
              <text:list>
                <text:list-item>
                  <text:p text:style-name="P9"><text:soft-page-break/>Bad records are the ones whose navigation and scientific time stamps differ more than a given theshold.</text:p>
                </text:list-item>
                <text:list-item>
                  <text:p text:style-name="P9">Actually the threshold is twice and a half the median navigation sampling period.</text:p>
                </text:list-item>
              </text:list>
            </text:list-item>
            <text:list-item>
              <text:p text:style-name="P6"><text:span text:style-name="T2">Compute </text:span><text:span text:style-name="T1">continuousDepth</text:span><text:span text:style-name="T2"> interpolating </text:span><text:span text:style-name="T1">depth</text:span><text:span text:style-name="T2"> (from ctd) over </text:span><text:span text:style-name="T1">sciTime</text:span><text:span text:style-name="T2">.</text:span></text:p>
            </text:list-item>
            <text:list-item>
              <text:p text:style-name="P9">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9">This is done to remove tails from previous profiles to be taken into account as proper profiles.</text:p>
                </text:list-item>
              </text:list>
            </text:list-item>
            <text:list-item>
              <text:p text:style-name="P9">Compute temperature time constant if correction enabled in salinityCorrected option and temperature data available (from ctd).</text:p>
              <text:list>
                <text:list-item>
                  <text:p text:style-name="P9">Take it from tempTimeConstant option field if passed or compute it.</text:p>
                  <text:list>
                    <text:list-item>
                      <text:p text:style-name="P9">Median of time constant across consecutive profiles with opposite directions referenced to sciTime and depth.</text:p>
                    </text:list-item>
                  </text:list>
                </text:list-item>
                <text:list-item>
                  <text:p text:style-name="P9">If the time constant is not found it is removed from the correction option token list.</text:p>
                </text:list-item>
              </text:list>
            </text:list-item>
            <text:list-item>
              <text:p text:style-name="P9">Compute conductivity time constant if correction enabled in salinityCorrected option and conductivity data available (from ctd).</text:p>
              <text:list>
                <text:list-item>
                  <text:p text:style-name="P9">Take it from condTimeConstant option field if passed or compute it.</text:p>
                  <text:list>
                    <text:list-item>
                      <text:p text:style-name="P9">Median of time constant across consecutive profiles with opposite directions referenced to <text:span text:style-name="T1">sciTime</text:span> and <text:span text:style-name="T1">depth</text:span>.</text:p>
                    </text:list-item>
                  </text:list>
                </text:list-item>
                <text:list-item>
                  <text:p text:style-name="P9">If the time constant is not found it is removed from the correction option token list.</text:p>
                </text:list-item>
              </text:list>
            </text:list-item>
            <text:list-item>
              <text:p text:style-name="P6"><text:span text:style-name="T2">Compute </text:span><text:span text:style-name="T1">Tcor</text:span><text:span text:style-name="T2"> and </text:span><text:span text:style-name="T1">Ccor</text:span><text:span text:style-name="T2"> correcting conductivity and temperature from sensor lag effects if corrections enabled in salinityCorrected option and time constants found.</text:span></text:p>
            </text:list-item>
            <text:list-item>
              <text:p text:style-name="P6"><text:span text:style-name="T2">Compute thermal lag parameters for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6"><text:span text:style-name="T2">Take them from </text:span>thermalParams and thermalParamsMeaning <text:span text:style-name="T2">option fields if passed or compute them.</text:span></text:p>
                  <text:list>
                    <text:list-item>
                      <text:p text:style-name="P9">Median of thermal lag parameters across consecutive profiles with opposite directions referenced to <text:span text:style-name="T1">sciTime</text:span> and <text:span text:style-name="T1">depth</text:span>.</text:p>
                    </text:list-item>
                  </text:list>
                </text:list-item>
                <text:list-item>
                  <text:p text:style-name="P9">If the thermal lag parameters are not found, the correction is removed from the correction option token list.</text:p>
                </text:list-item>
              </text:list>
            </text:list-item>
            <text:list-item>
              <text:p text:style-name="P6"><text:span text:style-name="T2">Compute </text:span><text:span text:style-name="T1">salinity_TH</text:span><text:span text:style-name="T2">, </text:span><text:span text:style-name="T1">salinity_Tcor_TH</text:span><text:span text:style-name="T2"> and </text:span><text:span text:style-name="T1">salinity_Tcor_Ccor_TH</text:span><text:span text:style-name="T2"> correcting salinity from thermal lag effects using combinations of {</text:span><text:span text:style-name="T1">temperature</text:span><text:span text:style-name="T2">, </text:span><text:span text:style-name="T1">conductivity</text:span><text:span text:style-name="T2">}, {</text:span><text:span text:style-name="T1">Tcor</text:span><text:span text:style-name="T2">, </text:span><text:span text:style-name="T1">conductivity</text:span><text:span text:style-name="T2">} and {</text:span><text:span text:style-name="T1">Tcor</text:span><text:span text:style-name="T2">, </text:span><text:span text:style-name="T1">Ccor</text:span><text:span text:style-name="T2">} using </text:span><text:span text:style-name="T1">sciTime</text:span><text:span text:style-name="T2">, </text:span><text:span text:style-name="T1">depth</text:span><text:span text:style-name="T2"> and </text:span><text:span text:style-name="T1">pitch</text:span><text:span text:style-name="T2"> if correction enabled in salinityCorrected option and conductivity data available (from ctd).</text:span></text:p>
              <text:list>
                <text:list-item>
                  <text:p text:style-name="P9">Probably this does not work in the present version due to a possible bug in findGliderCorrectionParams: paramsMeaning struct should be build with string cell arrays with the name of the used variables ({'Tcor, Ccor'}) instead of option <text:soft-page-break/>encoding arrays ('T_C_TH'). Probably this has not been observed because the porcessing option is TH only (no temperature or conductivity sensor lag correction).</text:p>
                </text:list-item>
              </text:list>
            </text:list-item>
            <text:list-item>
              <text:p text:style-name="P9">Perform a range checking quality control for temperature and salinity.</text:p>
              <text:list>
                <text:list-item>
                  <text:p text:style-name="P9">Values out of range are set to nan.</text:p>
                </text:list-item>
              </text:list>
            </text:list-item>
            <text:list-item>
              <text:p text:style-name="P9">Store list of computed time series as <text:span text:style-name="T1">timeseries</text:span>.</text:p>
            </text:list-item>
            <text:list-item>
              <text:p text:style-name="P9">Store thermal lag parameters as <text:span text:style-name="T1">correctionParams</text:span>.</text:p>
            </text:list-item>
            <text:list-item>
              <text:p text:style-name="P9">Store transect time boundaries as <text:span text:style-name="T1">transects</text:span>.</text:p>
            </text:list-item>
            <text:list-item>
              <text:p text:style-name="P9">Store water velocity time series in its own struct as <text:span text:style-name="T1">waterInfo</text:span>.</text:p>
            </text:list-item>
          </text:list>
        </text:list-header>
      </text:list>
      <text:list xml:id="list405494682" text:continue-list="list321435329" text:style-name="L4">
        <text:list-item>
          <text:p text:style-name="P5">GridGliderData:</text:p>
        </text:list-item>
      </text:list>
      <text:list xml:id="list1813231681" text:continue-list="list2155223432" text:style-name="L5">
        <text:list-header>
          <text:p text:style-name="P9">Compute instantaneous regular vertical profiles of selected variables from profiles indetified in time series.</text:p>
          <text:list text:continue-numbering="true">
            <text:list-item>
              <text:p text:style-name="P9">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6"><text:span text:style-name="T2">So gridding variables are: </text:span><text:span text:style-name="T1">pitch</text:span><text:span text:style-name="T2">, </text:span><text:span text:style-name="T1">temperature</text:span><text:span text:style-name="T2">, </text:span><text:span text:style-name="T1">conductivity</text:span><text:span text:style-name="T2">, </text:span><text:span text:style-name="T1">chlorophyll</text:span><text:span text:style-name="T2">, </text:span><text:span text:style-name="T1">turbidity</text:span><text:span text:style-name="T2">, </text:span><text:span text:style-name="T1">oxygen</text:span><text:span text:style-name="T2">, </text:span><text:span text:style-name="T1">oxygen_saturation</text:span><text:span text:style-name="T2">, </text:span><text:span text:style-name="T1">salinity</text:span><text:span text:style-name="T2">, </text:span><text:span text:style-name="T1">density</text:span><text:span text:style-name="T2">, </text:span><text:span text:style-name="T1">salinity_TH</text:span><text:span text:style-name="T2">, </text:span><text:span text:style-name="T1">salinity_Tcor_TH</text:span><text:span text:style-name="T2"> and </text:span><text:span text:style-name="T1">salinity_Tcor_Ccor_TH</text:span><text:span text:style-name="T2">.</text:span></text:p>
                </text:list-item>
              </text:list>
            </text:list-item>
            <text:list-item>
              <text:p text:style-name="P9">Spatio-temporal coordinates of each profile are the mean coordinates over all samples in the profile.</text:p>
            </text:list-item>
            <text:list-item>
              <text:p text:style-name="P9">Output is a struct with fields.</text:p>
              <text:list>
                <text:list-item>
                  <text:p text:style-name="P6"><text:span text:style-name="T1">gridCoords</text:span><text:span text:style-name="T2">: coordinate data struct with fields dephRange, latitudeRange, longitudeRange, timeRange, distanceRange. They are vectors with corresponding profile coordinates.</text:span></text:p>
                </text:list-item>
                <text:list-item>
                  <text:p text:style-name="P6"><text:span text:style-name="T1">grids</text:span><text:span text:style-name="T2">: struct with fields named after gridding variables. They are matrices containing column profiles.</text:span></text:p>
                </text:list-item>
                <text:list-item>
                  <text:p text:style-name="P6"><text:span text:style-name="T1">meanProfiles</text:span><text:span text:style-name="T2">: struct with fields named after gridding variables. They are scalars containing the corrsponding variable mean across all profiles.</text:span></text:p>
                </text:list-item>
                <text:list-item>
                  <text:p text:style-name="P6"><text:span text:style-name="T1">stdProfiles</text:span><text:span text:style-name="T2">: struct with fields named after gridding variables. They are scalars containing the corrsponding variable standard deviation across all profiles.</text:span></text:p>
                </text:list-item>
              </text:list>
            </text:list-item>
          </text:list>
        </text:list-header>
        <text:list-item>
          <text:p text:style-name="P6"><text:span text:style-name="T3">GenerateScientificFigures</text:span><text:span text:style-name="T2">:</text:span></text:p>
          <text:list>
            <text:list-item>
              <text:p text:style-name="P9"/>
            </text:list-item>
          </text:list>
        </text:list-item>
      </text:list>
      <text:h text:style-name="Heading_20_2" text:outline-level="2">Dependencies</text:h>
      <text:p text:style-name="Text_20_body">The toolbox depends on the following external tools:</text:p>
      <text:list xml:id="list1131474099" text:style-name="L6">
        <text:list-item>
          <text:p text:style-name="P11">Java PostgreSQL driver.</text:p>
          <text:p text:style-name="P11">It may be installed from the distribution repositories as a package <text:span text:style-name="T1">libpg-java</text:span> (renamed to <text:span text:style-name="T1">libpostgresql-jdbc-java</text:span><text:span text:style-name="T2"> in Debian repositories at March 2012</text:span>)-</text:p>
          <text:p text:style-name="P11">Add the corresponding jar file (/usr/share/java/postgresql.jar) to the dynamic java classpath with javaaddpath (javaaddpath('/usr/share/java/postgresql.jar')) or to the static path adding it to the list in classpath.txt (edit classpath.txt).</text:p>
        </text:list-item>
        <text:list-item>
          <text:p text:style-name="P11"><text:soft-page-break/>NetCDF library.</text:p>
          <text:p text:style-name="P11">Currently using <text:span text:style-name="T1">snctools</text:span> (MATLAB) or <text:span text:style-name="T1">octcdf</text:span> (Octave).</text:p>
          <text:p text:style-name="P11">For snctools follow instructions in the website.</text:p>
          <text:p text:style-name="P11">The octcdf package may be installed from the distribution repositories as a package <text:span text:style-name="T1">octave-octcdf</text:span><text:span text:style-name="T2">.</text:span></text:p>
        </text:list-item>
      </text:list>
      <text:h text:style-name="Heading_20_2" text:outline-level="2">Proposed configuration options</text:h>
      <text:list xml:id="list1900284160" text:style-name="L7">
        <text:list-item>
          <text:p text:style-name="P12">database_access: struct with data base access parameters.</text:p>
          <text:list>
            <text:list-item>
              <text:p text:style-name="P12">url</text:p>
            </text:list-item>
            <text:list-item>
              <text:p text:style-name="P12">name</text:p>
            </text:list-item>
            <text:list-item>
              <text:p text:style-name="P12">user</text:p>
            </text:list-item>
            <text:list-item>
              <text:p text:style-name="P12">password</text:p>
            </text:list-item>
            <text:list-item>
              <text:p text:style-name="P12">driver</text:p>
            </text:list-item>
          </text:list>
        </text:list-item>
        <text:list-item>
          <text:p text:style-name="P12">database_fields: struct mapping each deployment parameter field name with the corresponding column in the query.</text:p>
          <text:list>
            <text:list-item>
              <text:p text:style-name="P12">name: deployment name.</text:p>
            </text:list-item>
            <text:list-item>
              <text:p text:style-name="P12">glider: glider platform name.</text:p>
            </text:list-item>
            <text:list-item>
              <text:p text:style-name="P12">start_date: deployment start date (seconds since POSIX epoch).</text:p>
            </text:list-item>
            <text:list-item>
              <text:p text:style-name="P12">end_date: deployment end date (seconds since POSIX epoch).</text:p>
            </text:list-item>
          </text:list>
        </text:list-item>
        <text:list-item>
          <text:p text:style-name="P12">database_query: query to get the deployment parameters.</text:p>
        </text:list-item>
        <text:list-item>
          <text:p text:style-name="P12">local_paths: glider url patterns according to new filesystem layout.</text:p>
          <text:list>
            <text:list-item>
              <text:p text:style-name="P12">binary</text:p>
            </text:list-item>
            <text:list-item>
              <text:p text:style-name="P12">log</text:p>
            </text:list-item>
            <text:list-item>
              <text:p text:style-name="P12">ascii</text:p>
            </text:list-item>
            <text:list-item>
              <text:p text:style-name="P12">figures</text:p>
            </text:list-item>
            <text:list-item>
              <text:p text:style-name="P12">netcdf_l0</text:p>
            </text:list-item>
            <text:list-item>
              <text:p text:style-name="P12">netcdf_l1</text:p>
            </text:list-item>
            <text:list-item>
              <text:p text:style-name="P12">netcdf_l2</text:p>
            </text:list-item>
          </text:list>
        </text:list-item>
        <text:list-item>
          <text:p text:style-name="P12">public_product_paths:</text:p>
          <text:list>
            <text:list-item>
              <text:p text:style-name="P12">nc_l0</text:p>
            </text:list-item>
            <text:list-item>
              <text:p text:style-name="P12">nc_l1</text:p>
            </text:list-item>
            <text:list-item>
              <text:p text:style-name="P12">nc_l2</text:p>
            </text:list-item>
            <text:list-item>
              <text:p text:style-name="P12">figure_description_json</text:p>
            </text:list-item>
            <text:list-item>
              <text:p text:style-name="P12">figure_dir</text:p>
            </text:list-item>
          </text:list>
        </text:list-item>
      </text:list>
      <text:h text:style-name="Heading_20_2" text:outline-level="2"><text:soft-page-break/>Proposed changes</text:h>
      <text:list xml:id="list1199395481" text:continue-numbering="true" text:style-name="L7">
        <text:list-item>
          <text:p text:style-name="P12">GetDeploymentsRemotely:</text:p>
          <text:list>
            <text:list-item>
              <text:p text:style-name="P12">Switch to retrieve information from data base.</text:p>
            </text:list-item>
          </text:list>
        </text:list-item>
        <text:list-item>
          <text:p text:style-name="P12">GetDockserverFiles:</text:p>
          <text:list>
            <text:list-item>
              <text:p text:style-name="P12">?? Split structured arguments in basic arguments:</text:p>
              <text:list>
                <text:list-item>
                  <text:p text:style-name="P12">ftp url, user, and password.</text:p>
                </text:list-item>
                <text:list-item>
                  <text:p text:style-name="P12">Deployment/mission start date and time (default POSIX epoch) and end date and time (default now).</text:p>
                </text:list-item>
                <text:list-item>
                  <text:p text:style-name="P12">Target directory for binary and log files.</text:p>
                </text:list-item>
                <text:list-item>
                  <text:p text:style-name="P12">Glider name.</text:p>
                </text:list-item>
                <text:list-item>
                  <text:p text:style-name="P12">?? remote binary and log paths.</text:p>
                </text:list-item>
              </text:list>
            </text:list-item>
          </text:list>
        </text:list-item>
        <text:list-item>
          <text:p text:style-name="P12">ConvertSlocumBinaries:</text:p>
          <text:list>
            <text:list-item>
              <text:p text:style-name="P12">?? Add option for path of conversion binaries.</text:p>
            </text:list-item>
            <text:list-item>
              <text:p text:style-name="P12">Reimplement absolute path conversion function using fileattrib.</text:p>
            </text:list-item>
            <text:list-item>
              <text:p text:style-name="P12">?? Switch to conversion to dba, separated merge (newly implemented or using shipped executables), and dba2struct conversion function.</text:p>
            </text:list-item>
          </text:list>
        </text:list-item>
        <text:list-item>
          <text:p text:style-name="P12">Image output directory:</text:p>
          <text:list>
            <text:list-item>
              <text:p text:style-name="P12">Switch ${outputDirs.imageBaseLocalPath}/${GLIDER}/${DEPLOYMENT} to 'figures' directory in glider deployment/mission data directory tree.</text:p>
            </text:list-item>
          </text:list>
        </text:list-item>
        <text:list-item>
          <text:p text:style-name="P12">LoadTransectData:</text:p>
          <text:list>
            <text:list-item>
              <text:p text:style-name="P12">ListLoaders and SortLoaders:</text:p>
              <text:list>
                <text:list-item>
                  <text:p text:style-name="P12">?? Change .ascii for folder at line 48.</text:p>
                </text:list-item>
                <text:list-item>
                  <text:p text:style-name="P12">Clean up unnecessary code in sortLoaders (use regex matches).</text:p>
                </text:list-item>
                <text:list-item>
                  <text:p text:style-name="P12">?? Fusion ListLoaders and SortLoaders.</text:p>
                </text:list-item>
              </text:list>
            </text:list-item>
            <text:list-item>
              <text:p text:style-name="P12">DealWithGlobalWorkspace</text:p>
              <text:list>
                <text:list-item>
                  <text:p text:style-name="P12">Simplify saving functionality.</text:p>
                </text:list-item>
              </text:list>
            </text:list-item>
            <text:list-item>
              <text:p text:style-name="P12">Simplify ListLoaders.</text:p>
            </text:list-item>
            <text:list-item>
              <text:p text:style-name="P12">Move sorting code to output function or use shipped sortrows.</text:p>
            </text:list-item>
          </text:list>
        </text:list-item>
        <text:list-item>
          <text:p text:style-name="P12">RemoveDuplicatedRecords:</text:p>
          <text:list>
            <text:list-item>
              <text:p text:style-name="P12">Clarify option meaning.</text:p>
            </text:list-item>
            <text:list-item>
              <text:p text:style-name="P12">Reimplement to allow different fill methods ('delete', 'first', 'last', 'mean').</text:p>
            </text:list-item>
          </text:list>
        </text:list-item>
        <text:list-item>
          <text:p text:style-name="P12">GenerateNcProduct, GetRawGliderVarAtts, GetProcGliderVarAtts and WriteGliderStaticMetadata:</text:p>
          <text:list>
            <text:list-item>
              <text:p text:style-name="P12">Take out code for copying files to product public path (move it to main script).</text:p>
            </text:list-item>
            <text:list-item>
              <text:p text:style-name="P12">?? Add 'coordinates' attribute to variables.</text:p>
            </text:list-item>
            <text:list-item>
              <text:p text:style-name="P12"><text:soft-page-break/>Check for CF 1.6 conventions.</text:p>
            </text:list-item>
            <text:list-item>
              <text:p text:style-name="P12">Check for attributes.</text:p>
              <text:list>
                <text:list-item>
                  <text:p text:style-name="P12">Latitude and longitude units: nmea, degrees.</text:p>
                </text:list-item>
              </text:list>
            </text:list-item>
            <text:list-item>
              <text:p text:style-name="P12">Move code to function generating each level file.</text:p>
            </text:list-item>
            <text:list-item>
              <text:p text:style-name="P12">Use external structs to pass variable attributes and global attributes as arguments.</text:p>
            </text:list-item>
          </text:list>
        </text:list-item>
        <text:list-item>
          <text:p text:style-name="P12">Nmea2deg;</text:p>
          <text:list>
            <text:list-item>
              <text:p text:style-name="P12">Simplify code using fix and rem (deg = fix(nmea/100) + rem(nmea,100)/60)</text:p>
            </text:list-item>
          </text:list>
        </text:list-item>
        <text:list-item>
          <text:p text:style-name="P12">Introduce pre-processing/unit_conversion stage (previous to L0) to deal with:</text:p>
          <text:list>
            <text:list-item>
              <text:p text:style-name="P12">Latitude and longitude nmea format.</text:p>
            </text:list-item>
          </text:list>
        </text:list-item>
        <text:list-item>
          <text:p text:style-name="P12">ProcessGliderData:</text:p>
          <text:list>
            <text:list-item>
              <text:p text:style-name="P12">Add meta output argument to track processing issues:</text:p>
              <text:list>
                <text:list-item>
                  <text:p text:style-name="P12">interpolated variable values</text:p>
                </text:list-item>
              </text:list>
            </text:list-item>
            <text:list-item>
              <text:p text:style-name="P12">Recode to avoid use of unnecessary variables (eval and clear constructs)</text:p>
              <text:list>
                <text:list-item>
                  <text:p text:style-name="P12">Note: probably was coded this way for some reason related to the fact that shipped m-loaders introduce global variables for each sensor.</text:p>
                </text:list-item>
              </text:list>
            </text:list-item>
            <text:list-item>
              <text:p text:style-name="P12">Recode removing spatio-temporal unreferenced data section because there is an unnecessary double check.</text:p>
            </text:list-item>
            <text:list-item>
              <text:p text:style-name="P12">Move desynchronized data removal code to a separate function.</text:p>
            </text:list-item>
            <text:list-item>
              <text:p text:style-name="P12">Do desynchronized data removal in the regularization section prior to the computation of time series.</text:p>
            </text:list-item>
            <text:list-item>
              <text:p text:style-name="P12">?? Change identification of profile for a cleaner approach.</text:p>
              <text:list>
                <text:list-item>
                  <text:p text:style-name="P12">Create glider direction time serie marking the direction of the glider at each record with -1 for downcast, 1 for upcast and 0 for start/end points of upcasts and downcasts.</text:p>
                </text:list-item>
                <text:list-item>
                  <text:p text:style-name="P12">Change existing profile index time serie to all profiles numbered (decimal numbers at start/end of upcast/downcast).</text:p>
                </text:list-item>
                <text:list-item>
                  <text:p text:style-name="P12">Use function to validate a single profile.</text:p>
                </text:list-item>
              </text:list>
            </text:list-item>
            <text:list-item>
              <text:p text:style-name="P12">Change sensor lag related code:</text:p>
              <text:list>
                <text:list-item>
                  <text:p text:style-name="P12">Do the parameter estimation and the correction in the same cell (loop over sensor) according to new option specification.</text:p>
                </text:list-item>
                <text:list-item>
                  <text:p text:style-name="P12">?? Correct full serie instead of individual profiles.</text:p>
                </text:list-item>
              </text:list>
            </text:list-item>
            <text:list-item>
              <text:p text:style-name="P12">Change thermal lag related code.</text:p>
              <text:list>
                <text:list-item>
                  <text:p text:style-name="P12">Do the parameter estimation and correction on the same cell (loop over sets of correction parameters).</text:p>
                </text:list-item>
                <text:list-item>
                  <text:p text:style-name="P12">?? Correct full serie instead of individual profiles.</text:p>
                </text:list-item>
                <text:list-item>
                  <text:p text:style-name="P12">Adapt code for new option specification.</text:p>
                </text:list-item>
              </text:list>
            </text:list-item>
            <text:list-item>
              <text:p text:style-name="P12"><text:soft-page-break/>Move quality control code to its own function and call it from main script.</text:p>
            </text:list-item>
            <text:list-item>
              <text:p text:style-name="P12">?? Store water current information as any other timeserie.</text:p>
            </text:list-item>
            <text:list-item>
              <text:p text:style-name="P12">?? Index transects (traversal from one waypoint to an other) as did it for the profiles.</text:p>
            </text:list-item>
          </text:list>
        </text:list-item>
        <text:list-item>
          <text:p text:style-name="P12">FillScienceTime:</text:p>
          <text:list>
            <text:list-item>
              <text:p text:style-name="P12">?? Switch from interpolate over index (regular sampling assumption) to interpolate over navigation time.</text:p>
              <text:p text:style-name="P12">ASK MIGUEL: Are there scientific data records without scientific time?</text:p>
              <text:p text:style-name="P12">ASK MIGUEL: Are there navigation data records without navigation time?</text:p>
            </text:list-item>
          </text:list>
        </text:list-item>
        <text:list-item>
          <text:p text:style-name="P12">FindVariableTimeConstant:</text:p>
          <text:list>
            <text:list-item>
              <text:p text:style-name="P12">?? Move code to main processing function.</text:p>
            </text:list-item>
            <text:list-item>
              <text:p text:style-name="P12">Split structured time serie input into time, depth, direction and variable sequences.</text:p>
            </text:list-item>
            <text:list-item>
              <text:p text:style-name="P12">Add argument selecting the combining method ('mean', 'median', 'max', 'min') either as function handle or function name string (default to median).</text:p>
            </text:list-item>
            <text:list-item>
              <text:p text:style-name="P12">Remove option argument and take debugPlot code out to main processing function.</text:p>
            </text:list-item>
          </text:list>
        </text:list-item>
        <text:list-item>
          <text:p text:style-name="P12">AdjustTimeConstant:</text:p>
          <text:list>
            <text:list-item>
              <text:p text:style-name="P12">Split profile struct input arguments into time, depth and variable sequences.</text:p>
            </text:list-item>
            <text:list-item>
              <text:p text:style-name="P12">Move nested function to sub-function.</text:p>
            </text:list-item>
          </text:list>
        </text:list-item>
        <text:list-item>
          <text:p text:style-name="P12">CorrectTimeResponse:</text:p>
          <text:list>
            <text:list-item>
              <text:p text:style-name="P12">Simplify it using gradient or find already shipped function doing the same.</text:p>
            </text:list-item>
          </text:list>
        </text:list-item>
        <text:list-item>
          <text:p text:style-name="P12">FindGliderParams:</text:p>
          <text:list>
            <text:list-item>
              <text:p text:style-name="P12">?? Move code to main processing function.</text:p>
            </text:list-item>
            <text:list-item>
              <text:p text:style-name="P12">Split structured time serie input into time, depth, direction, temperature and conductivity <text:s/>sequences.</text:p>
            </text:list-item>
            <text:list-item>
              <text:p text:style-name="P12">Add argument selecting the combining method ('mean', 'median', 'max', 'min') either as function handle or function name string (default to median).</text:p>
            </text:list-item>
            <text:list-item>
              <text:p text:style-name="P12">Remove option argument and take debugPlot code out to main processing function.</text:p>
            </text:list-item>
          </text:list>
        </text:list-item>
        <text:list-item>
          <text:p text:style-name="P12">AdjustThermalLagParams:</text:p>
          <text:list>
            <text:list-item>
              <text:p text:style-name="P12">Split structured time serie input into time, depth, direction, temperature and conductivity sequences.</text:p>
            </text:list-item>
            <text:list-item>
              <text:p text:style-name="P12">Move nested function to sub-function.</text:p>
            </text:list-item>
          </text:list>
        </text:list-item>
        <text:list-item>
          <text:p text:style-name="P12">CorrectThermalLag:</text:p>
          <text:list>
            <text:list-item>
              <text:p text:style-name="P12">Split input profile structure into several arguments (time, depth, temperature, conductivity, pitch).</text:p>
            </text:list-item>
            <text:list-item>
              <text:p text:style-name="P12">?? Make pitch input mandatory or default it to 90º (perfectly vertical profile).</text:p>
            </text:list-item>
            <text:list-item>
              <text:p text:style-name="P12">Make correction parameters argument mandatory.</text:p>
              <text:list>
                <text:list-item>
                  <text:p text:style-name="P12"><text:soft-page-break/>Move default ones out to its own function.</text:p>
                </text:list-item>
              </text:list>
            </text:list-item>
            <text:list-item>
              <text:p text:style-name="P12">Split output profile into temperature in cell and conductivity out of cell sequences.</text:p>
            </text:list-item>
          </text:list>
        </text:list-item>
        <text:list-item>
          <text:p text:style-name="P12">BuildPolygon:</text:p>
          <text:list>
            <text:list-item>
              <text:p text:style-name="P12">Recode section computing area to avoid loop.</text:p>
            </text:list-item>
          </text:list>
        </text:list-item>
        <text:list-item>
          <text:p text:style-name="P12">GridGliderData:</text:p>
          <text:list>
            <text:list-item>
              <text:p text:style-name="P12">Pass grid variable selection as argument.</text:p>
            </text:list-item>
          </text:list>
        </text:list-item>
        <text:list-item>
          <text:p text:style-name="P12">Main script</text:p>
          <text:list>
            <text:list-item>
              <text:p text:style-name="P12">Split clearlier the stages: deployment listing, binary file downloading, binary file conversion, data processing and data output.</text:p>
            </text:list-item>
            <text:list-item>
              <text:p text:style-name="P12">Use private product data paths configured in configuration section.</text:p>
            </text:list-item>
            <text:list-item>
              <text:p text:style-name="P12">Convert only newly dowloaded files.</text:p>
            </text:list-item>
            <text:list-item>
              <text:p text:style-name="P12">Remove unused variable missionId.</text:p>
            </text:list-item>
            <text:list-item>
              <text:p text:style-name="P12">Use public products struct for public access to NetCDF and figures. It may contain the following fields:</text:p>
              <text:list>
                <text:list-item>
                  <text:p text:style-name="P12">NetCDF L0, L1 and L2 product public path (for THREDDS).</text:p>
                  <text:p text:style-name="P12">If the field is present the corresponding product is copied to given path.</text:p>
                </text:list-item>
                <text:list-item>
                  <text:p text:style-name="P12">Figures public path url for images and json:</text:p>
                  <text:p text:style-name="P12">If the field is present images are copied (linked?) to given path and a json file describing the figures is generated with the given name.</text:p>
                </text:list-item>
              </text:list>
            </text:list-item>
            <text:list-item>
              <text:p text:style-name="P12">Copy/link output products at the end of whole processing chain if needed (based on output products struct).</text:p>
            </text:list-item>
            <text:list-item>
              <text:p text:style-name="P12">Split sensor lag correction option into separated flags for each sensor. Each sensor has two option fields</text:p>
              <text:list>
                <text:list-item>
                  <text:p text:style-name="P12">enabling correction: true or false</text:p>
                </text:list-item>
                <text:list-item>
                  <text:p text:style-name="P12">correction parameters: struct with one field:</text:p>
                  <text:list>
                    <text:list-item>
                      <text:p text:style-name="P12">time constant (empty for estimation).</text:p>
                    </text:list-item>
                  </text:list>
                </text:list-item>
              </text:list>
            </text:list-item>
            <text:list-item>
              <text:p text:style-name="P12">Change thermal lag correction option specification. There are two option fields:</text:p>
              <text:list>
                <text:list-item>
                  <text:p text:style-name="P12">enabling correction: true or false.</text:p>
                </text:list-item>
                <text:list-item>
                  <text:p text:style-name="P12">correction parameters: struct array with fields:</text:p>
                  <text:list>
                    <text:list-item>
                      <text:p text:style-name="P12">temperature serie to be used.</text:p>
                    </text:list-item>
                    <text:list-item>
                      <text:p text:style-name="P12">conductivity serie to be used.</text:p>
                    </text:list-item>
                    <text:list-item>
                      <text:p text:style-name="P12">constants ([a_o a_s t_o t_s], empty for estimation).</text:p>
                    </text:list-item>
                  </text:list>
                </text:list-item>
              </text:list>
            </text:list-item>
            <text:list-item>
              <text:p text:style-name="P12">Call new function performing quality control.</text:p>
            </text:list-item>
            <text:list-item>
              <text:p text:style-name="P12">Add grid variable options to configuration section.</text:p>
              <text:list>
                <text:list-item>
                  <text:p text:style-name="P12">variables to be gridded.</text:p>
                </text:list-item>
                <text:list-item>
                  <text:p text:style-name="P12"><text:soft-page-break/>depth resolution.</text:p>
                </text:list-item>
              </text:list>
            </text:list-item>
            <text:list-item>
              <text:p text:style-name="P12">Remove unused xmlImgsList variable.</text:p>
            </text:list-item>
          </text:list>
        </text:list-item>
      </text:list>
      <text:h text:style-name="Heading_20_2" text:outline-level="2">Open questions</text:h>
      <text:list xml:id="list1067968728" text:style-name="L8">
        <text:list-item>
          <text:p text:style-name="P13">Should file system layout and processing chain design be oriented towards a scheme based on</text:p>
          <text:list>
            <text:list-item>
              <text:p text:style-name="P13">glider &gt; deployment</text:p>
            </text:list-item>
            <text:list-item>
              <text:p text:style-name="P13">glider &gt; deployment &gt; mission</text:p>
            </text:list-item>
          </text:list>
        </text:list-item>
        <text:list-item>
          <text:p text:style-name="P13">Why ctd pressure is converted from bars to decibars?</text:p>
          <text:p text:style-name="P13">Probably because standard deriving functions from seawater toolbox (implementing UNESCO algorithms) want it this way.</text:p>
        </text:list-item>
        <text:list-item>
          <text:p text:style-name="P13">Is it better to compute the corrected salinity inside the sensor cell or outside the sensor cell?</text:p>
          <text:p text:style-name="P13">Now is computed inside the cell.</text:p>
          <text:p text:style-name="P13">Is the pressure sensor inside or outside the sensor cell, or is it not directly related?</text:p>
        </text:list-item>
        <text:list-item>
          <text:p text:style-name="P13">What is the output of oxygen concentration from the sci_oxy3835_oxygen sensor?</text:p>
          <text:p text:style-name="P13">Masterdata says nodim (ugh!).</text:p>
          <text:p text:style-name="P13">Aandera data sheet says uMol (micromolar, micromoles of oxygen per liter of solution).</text:p>
          <text:p text:style-name="P13"><text:a xlink:type="simple" xlink:href="http://www.aadi.no/Aanderaa/Document%20Library/1/Data%20Sheets/Oxygen%20Optode%203835-4130-4175.pdf">http://www.aadi.no/Aanderaa/Document%20Library/1/Data%20Sheets/Oxygen%20Optode%203835-4130-4175.pdf</text:a></text:p>
        </text:list-item>
        <text:list-item>
          <text:p text:style-name="P13">Who is supposed to fill the geospatial deployment fields in the data base?</text:p>
        </text:list-item>
        <text:list-item>
          <text:p text:style-name="P13">Location coordinates for each profile in gridded data product are obtained by a crude central estimate (mean or median). Would it be better to use interpolation over scattered data?</text:p>
        </text:list-item>
      </text:list>
      <text:h text:style-name="P17" text:outline-level="2">File system layout</text:h>
      <text:p text:style-name="Text_20_body">Future proposal:</text:p>
      <text:list xml:id="list1578202225" text:style-name="L9">
        <text:list-item>
          <text:p text:style-name="P8">/home/glider</text:p>
          <text:list>
            <text:list-item>
              <text:p text:style-name="P8">data_new<text:span text:style-name="T2"> or </text:span>data_received<text:span text:style-name="T2"> or </text:span>data_input<text:span text:style-name="T2">: target folder for newly transmitted files for each glider (of current deployment).</text:span></text:p>
              <text:list>
                <text:list-item>
                  <text:p text:style-name="P8">${GLIDER as platform_name-instrument_name}<text:span text:style-name="T2">: logs and binaries downloaded from dockserver for current deployment of this glider.</text:span></text:p>
                </text:list-item>
              </text:list>
            </text:list-item>
            <text:list-item>
              <text:p text:style-name="P8">data_nrt<text:span text:style-name="T2"> or </text:span>data_rt<text:span text:style-name="T2">: real time processed data for each glider and deployment.</text:span></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14"><text:span text:style-name="T1">data_dt</text:span>: delayed time processed data.</text:p>
              <text:list>
                <text:list-item>
                  <text:p text:style-name="P8">${GLIDER as platform_name-instrument_name}</text:p>
                  <text:list>
                    <text:list-item>
                      <text:p text:style-name="P8">${DEPLOYMENT as deployment_date}</text:p>
                      <text:list>
                        <text:list-item>
                          <text:p text:style-name="P8">log</text:p>
                        </text:list-item>
                        <text:list-item>
                          <text:p text:style-name="P8">binary</text:p>
                        </text:list-item>
                        <text:list-item>
                          <text:p text:style-name="P8">ascii</text:p>
                        </text:list-item>
                        <text:list-item>
                          <text:p text:style-name="P8">netcdf</text:p>
                        </text:list-item>
                        <text:list-item>
                          <text:p text:style-name="P8">figures</text:p>
                        </text:list-item>
                      </text:list>
                    </text:list-item>
                  </text:list>
                </text:list-item>
              </text:list>
            </text:list-item>
            <text:list-item>
              <text:p text:style-name="P8">deployments<text:span text:style-name="T2">: target folder for glider deployment snapshots.</text:span></text:p>
              <text:list>
                <text:list-item>
                  <text:p text:style-name="P8">${GLIDER as unit_name}</text:p>
                  <text:list>
                    <text:list-item>
                      <text:p text:style-name="P14"><text:span text:style-name="T1">${DEPLOYMENT as deployment_date}</text:span><text:span text:style-name="T2">: snapshot files for this deployment of this glider.</text:span></text:p>
                    </text:list-item>
                  </text:list>
                </text:list-item>
              </text:list>
            </text:list-item>
          </text:list>
        </text:list-item>
      </text:list>
      <text:section text:style-name="Sect2" text:name="Secció1">
        <text:list xml:id="list1619044557" text:continue-numbering="true" text:style-name="L9">
          <text:list-item>
            <text:list>
              <text:list-item>
                <text:list>
                  <text:list-item>
                    <text:list>
                      <text:list-header>
                        <text:p text:style-name="P10">For slocum:</text:p>
                        <text:list>
                          <text:list-item>
                            <text:p text:style-name="P10">nav</text:p>
                          </text:list-item>
                          <text:list-item>
                            <text:p text:style-name="P10">sci </text:p>
                          </text:list-item>
                          <text:list-item>
                            <text:p text:style-name="P10">calibration</text:p>
                          </text:list-item>
                          <text:list-item>
                            <text:p text:style-name="P10">dockserver_01</text:p>
                          </text:list-item>
                          <text:list-item>
                            <text:p text:style-name="P10">dockserver_02</text:p>
                          </text:list-item>
                        </text:list>
                        <text:p text:style-name="P10">For seaglider:</text:p>
                        <text:list text:continue-numbering="true">
                          <text:list-item>
                            <text:p text:style-name="P10">data</text:p>
                          </text:list-item>
                          <text:list-item>
                            <text:p text:style-name="P10">cfcard</text:p>
                          </text:list-item>
                          <text:list-item>
                            <text:p text:style-name="P10">calibration</text:p>
                          </text:list-item>
                          <text:list-item>
                            <text:p text:style-name="P10">basestation_01</text:p>
                          </text:list-item>
                          <text:list-item>
                            <text:p text:style-name="P10">basestation_02</text:p>
                          </text:list-item>
                        </text:list>
                      </text:list-header>
                    </text:list>
                  </text:list-item>
                </text:list>
              </text:list-item>
            </text:list>
          </text:list-item>
        </text:list>
      </text:section>
      <text:list xml:id="list1450310546" text:continue-numbering="true" text:style-name="L9">
        <text:list-item>
          <text:list>
            <text:list-item>
              <text:p text:style-name="P10"/>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887360892" text:style-name="L10">
        <text:list-item>
          <text:p text:style-name="P15">deployment</text:p>
          <text:list>
            <text:list-item>
              <text:p text:style-name="P15">mission 0</text:p>
              <text:list>
                <text:list-item>
                  <text:p text:style-name="P15">transect 0 (from waypoint 0 to waypoint 1)</text:p>
                  <text:list>
                    <text:list-item>
                      <text:p text:style-name="P15">mission segment 0</text:p>
                      <text:list>
                        <text:list-item>
                          <text:p text:style-name="P15">segment yo 0</text:p>
                          <text:list>
                            <text:list-item>
                              <text:p text:style-name="P15">downcast</text:p>
                            </text:list-item>
                            <text:list-item>
                              <text:p text:style-name="P15">upcast</text:p>
                            </text:list-item>
                          </text:list>
                        </text:list-item>
                        <text:list-item>
                          <text:p text:style-name="P15">segment yo 1</text:p>
                        </text:list-item>
                        <text:list-item>
                          <text:p text:style-name="P15">...</text:p>
                        </text:list-item>
                      </text:list>
                    </text:list-item>
                    <text:list-item>
                      <text:p text:style-name="P15">mission segment 1</text:p>
                    </text:list-item>
                    <text:list-item>
                      <text:p text:style-name="P15">...</text:p>
                    </text:list-item>
                  </text:list>
                </text:list-item>
                <text:list-item>
                  <text:p text:style-name="P15">transect 1 (from waypoint 1 to waypoint 2)</text:p>
                  <text:list>
                    <text:list-item>
                      <text:p text:style-name="P15">mission segment 2</text:p>
                    </text:list-item>
                    <text:list-item>
                      <text:p text:style-name="P15">…</text:p>
                    </text:list-item>
                  </text:list>
                </text:list-item>
                <text:list-item>
                  <text:p text:style-name="P15">...</text:p>
                </text:list-item>
              </text:list>
            </text:list-item>
            <text:list-item>
              <text:p text:style-name="P15">mission 1</text:p>
              <text:list>
                <text:list-item>
                  <text:p text:style-name="P15">transect 0</text:p>
                  <text:list>
                    <text:list-item>
                      <text:p text:style-name="P15">mission segment 0</text:p>
                    </text:list-item>
                    <text:list-item>
                      <text:p text:style-name="P15">mission segment 1</text:p>
                    </text:list-item>
                    <text:list-item>
                      <text:p text:style-name="P15">...</text:p>
                    </text:list-item>
                  </text:list>
                </text:list-item>
                <text:list-item>
                  <text:p text:style-name="P15">transect 1</text:p>
                  <text:list>
                    <text:list-item>
                      <text:p text:style-name="P15">mission segment 2</text:p>
                    </text:list-item>
                    <text:list-item>
                      <text:p text:style-name="P15">…</text:p>
                    </text:list-item>
                  </text:list>
                </text:list-item>
                <text:list-item>
                  <text:p text:style-name="P15">…</text:p>
                </text:list-item>
              </text:list>
            </text:list-item>
            <text:list-item>
              <text:p text:style-name="P15">...</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2-09-10T16:00:26</dc:date>
    <dc:creator>Joan Beltran</dc:creator>
    <meta:editing-duration>P51DT23M15S</meta:editing-duration>
    <meta:editing-cycles>59</meta:editing-cycles>
    <meta:generator>LibreOffice/3.3$Unix LibreOffice_project/330m19$Build-401</meta:generator>
    <meta:printed-by>Joan Beltran</meta:printed-by>
    <meta:print-date>2012-07-24T10:23:12</meta:print-date>
    <meta:document-statistic meta:table-count="0" meta:image-count="0" meta:object-count="0" meta:page-count="16" meta:paragraph-count="437" meta:word-count="4235" meta:character-count="27417"/>
  </office:meta>
</office:document-meta>
</file>